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9C74F251D5D79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e25c"/>
    </style:style>
    <style:style style:name="P10" style:family="paragraph" style:parent-style-name="Standard">
      <style:text-properties officeooo:rsid="0148a4da" officeooo:paragraph-rsid="01806c6b"/>
    </style:style>
    <style:style style:name="P11" style:family="paragraph" style:parent-style-name="Standard">
      <style:text-properties officeooo:rsid="0148a4da" officeooo:paragraph-rsid="01921d6e"/>
    </style:style>
    <style:style style:name="P12" style:family="paragraph" style:parent-style-name="Standard">
      <style:text-properties officeooo:rsid="0148a4da" officeooo:paragraph-rsid="019cdec6"/>
    </style:style>
    <style:style style:name="P13" style:family="paragraph" style:parent-style-name="Standard">
      <style:paragraph-properties fo:text-align="center" style:justify-single-word="false"/>
      <style:text-properties officeooo:paragraph-rsid="015ec53f"/>
    </style:style>
    <style:style style:name="P14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5" style:family="paragraph" style:parent-style-name="Standard">
      <style:text-properties officeooo:paragraph-rsid="0172b0f5"/>
    </style:style>
    <style:style style:name="P16" style:family="paragraph" style:parent-style-name="Standard">
      <style:text-properties officeooo:paragraph-rsid="017b7371"/>
    </style:style>
    <style:style style:name="P17" style:family="paragraph" style:parent-style-name="Standard">
      <style:text-properties officeooo:paragraph-rsid="017be25c"/>
    </style:style>
    <style:style style:name="P18" style:family="paragraph" style:parent-style-name="Standard">
      <style:text-properties officeooo:paragraph-rsid="01806c6b"/>
    </style:style>
    <style:style style:name="P19" style:family="paragraph" style:parent-style-name="Standard">
      <style:text-properties officeooo:paragraph-rsid="018adae0"/>
    </style:style>
    <style:style style:name="P20" style:family="paragraph" style:parent-style-name="Standard">
      <style:text-properties officeooo:rsid="018e815f" officeooo:paragraph-rsid="018e815f"/>
    </style:style>
    <style:style style:name="P21" style:family="paragraph" style:parent-style-name="Standard">
      <style:text-properties officeooo:paragraph-rsid="018e815f"/>
    </style:style>
    <style:style style:name="P22" style:family="paragraph" style:parent-style-name="Standard">
      <style:text-properties officeooo:rsid="0075e607" officeooo:paragraph-rsid="01b36ea2"/>
    </style:style>
    <style:style style:name="P23" style:family="paragraph" style:parent-style-name="Standard">
      <style:text-properties officeooo:rsid="01b9f4dd" officeooo:paragraph-rsid="01b9f4dd"/>
    </style:style>
    <style:style style:name="P24" style:family="paragraph" style:parent-style-name="Standard">
      <style:text-properties officeooo:paragraph-rsid="01ceb3af"/>
    </style:style>
    <style:style style:name="P25" style:family="paragraph" style:parent-style-name="Standard">
      <style:text-properties officeooo:rsid="01d0853b" officeooo:paragraph-rsid="01d0853b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7" style:family="paragraph" style:parent-style-name="Text_20_body">
      <style:text-properties officeooo:rsid="0041a8a7" officeooo:paragraph-rsid="0041a8a7"/>
    </style:style>
    <style:style style:name="P28" style:family="paragraph" style:parent-style-name="Text_20_body">
      <style:text-properties officeooo:paragraph-rsid="00430538"/>
    </style:style>
    <style:style style:name="P29" style:family="paragraph" style:parent-style-name="Text_20_body">
      <style:text-properties officeooo:paragraph-rsid="0045fd49"/>
    </style:style>
    <style:style style:name="P30" style:family="paragraph" style:parent-style-name="Text_20_body">
      <style:text-properties officeooo:paragraph-rsid="00606ef8"/>
    </style:style>
    <style:style style:name="P31" style:family="paragraph" style:parent-style-name="Text_20_body">
      <style:text-properties officeooo:rsid="006229fd" officeooo:paragraph-rsid="006229fd"/>
    </style:style>
    <style:style style:name="P32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3" style:family="paragraph" style:parent-style-name="Text_20_body">
      <style:text-properties officeooo:paragraph-rsid="006e5e85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070041c"/>
    </style:style>
    <style:style style:name="P36" style:family="paragraph" style:parent-style-name="Text_20_body">
      <style:paragraph-properties fo:text-align="center" style:justify-single-word="false"/>
      <style:text-properties officeooo:paragraph-rsid="012834bd"/>
    </style:style>
    <style:style style:name="P37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8" style:family="paragraph" style:parent-style-name="Text_20_body">
      <style:text-properties officeooo:rsid="00708c7e" officeooo:paragraph-rsid="00708c7e"/>
    </style:style>
    <style:style style:name="P39" style:family="paragraph" style:parent-style-name="Text_20_body">
      <style:text-properties officeooo:rsid="00708c7e" officeooo:paragraph-rsid="00738778"/>
    </style:style>
    <style:style style:name="P40" style:family="paragraph" style:parent-style-name="Text_20_body">
      <style:text-properties officeooo:rsid="007275ff" officeooo:paragraph-rsid="007275ff"/>
    </style:style>
    <style:style style:name="P41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2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3" style:family="paragraph" style:parent-style-name="Text_20_body">
      <style:text-properties officeooo:rsid="0073e891" officeooo:paragraph-rsid="0075e607"/>
    </style:style>
    <style:style style:name="P44" style:family="paragraph" style:parent-style-name="Text_20_body">
      <style:text-properties officeooo:rsid="0075598f" officeooo:paragraph-rsid="0075e607"/>
    </style:style>
    <style:style style:name="P45" style:family="paragraph" style:parent-style-name="Text_20_body">
      <style:text-properties officeooo:rsid="0075598f" officeooo:paragraph-rsid="01b36ea2"/>
    </style:style>
    <style:style style:name="P46" style:family="paragraph" style:parent-style-name="Text_20_body">
      <style:text-properties officeooo:rsid="00843067" officeooo:paragraph-rsid="00843067"/>
    </style:style>
    <style:style style:name="P47" style:family="paragraph" style:parent-style-name="Text_20_body">
      <style:text-properties officeooo:rsid="00843067" officeooo:paragraph-rsid="01278577"/>
    </style:style>
    <style:style style:name="P48" style:family="paragraph" style:parent-style-name="Text_20_body">
      <style:text-properties officeooo:rsid="00843067" officeooo:paragraph-rsid="0129bf70"/>
    </style:style>
    <style:style style:name="P49" style:family="paragraph" style:parent-style-name="Text_20_body">
      <style:text-properties officeooo:rsid="0084f838" officeooo:paragraph-rsid="0084f838"/>
    </style:style>
    <style:style style:name="P50" style:family="paragraph" style:parent-style-name="Text_20_body">
      <style:text-properties officeooo:rsid="0084f838" officeooo:paragraph-rsid="011db1a8"/>
    </style:style>
    <style:style style:name="P51" style:family="paragraph" style:parent-style-name="Text_20_body">
      <style:text-properties officeooo:rsid="0084f838" officeooo:paragraph-rsid="0129bf70"/>
    </style:style>
    <style:style style:name="P52" style:family="paragraph" style:parent-style-name="Text_20_body">
      <style:text-properties officeooo:rsid="00866e83" officeooo:paragraph-rsid="00866e83"/>
    </style:style>
    <style:style style:name="P53" style:family="paragraph" style:parent-style-name="Text_20_body">
      <style:text-properties officeooo:rsid="00964a56" officeooo:paragraph-rsid="00964a56"/>
    </style:style>
    <style:style style:name="P54" style:family="paragraph" style:parent-style-name="Text_20_body">
      <style:text-properties officeooo:rsid="00d2b790" officeooo:paragraph-rsid="00d2b790"/>
    </style:style>
    <style:style style:name="P5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6" style:family="paragraph" style:parent-style-name="Text_20_body">
      <style:text-properties officeooo:rsid="00880c82" officeooo:paragraph-rsid="01084d6c"/>
    </style:style>
    <style:style style:name="P57" style:family="paragraph" style:parent-style-name="Text_20_body">
      <style:text-properties officeooo:rsid="010e08ea" officeooo:paragraph-rsid="0129bf70"/>
    </style:style>
    <style:style style:name="P58" style:family="paragraph" style:parent-style-name="Text_20_body">
      <style:text-properties officeooo:rsid="010e5a36" officeooo:paragraph-rsid="0129bf70"/>
    </style:style>
    <style:style style:name="P59" style:family="paragraph" style:parent-style-name="Text_20_body">
      <style:text-properties officeooo:rsid="0113a26e" officeooo:paragraph-rsid="0113a26e"/>
    </style:style>
    <style:style style:name="P60" style:family="paragraph" style:parent-style-name="Text_20_body">
      <style:text-properties officeooo:rsid="00bb05a9" officeooo:paragraph-rsid="01b36ea2"/>
    </style:style>
    <style:style style:name="P61" style:family="paragraph" style:parent-style-name="Text_20_body">
      <style:text-properties officeooo:paragraph-rsid="0148a4da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5" style:family="paragraph" style:parent-style-name="Text_20_body">
      <style:text-properties officeooo:rsid="014903dd" officeooo:paragraph-rsid="01518187"/>
    </style:style>
    <style:style style:name="P66" style:family="paragraph" style:parent-style-name="Text_20_body">
      <style:text-properties officeooo:rsid="014903dd" officeooo:paragraph-rsid="0153d5fb"/>
    </style:style>
    <style:style style:name="P67" style:family="paragraph" style:parent-style-name="Text_20_body">
      <style:text-properties officeooo:rsid="014903dd" officeooo:paragraph-rsid="015b3d0f"/>
    </style:style>
    <style:style style:name="P68" style:family="paragraph" style:parent-style-name="Text_20_body">
      <style:text-properties officeooo:paragraph-rsid="0153d5fb"/>
    </style:style>
    <style:style style:name="P69" style:family="paragraph" style:parent-style-name="Text_20_body">
      <style:text-properties officeooo:rsid="0153d5fb" officeooo:paragraph-rsid="0153d5fb"/>
    </style:style>
    <style:style style:name="P70" style:family="paragraph" style:parent-style-name="Text_20_body">
      <style:text-properties officeooo:paragraph-rsid="015b3d0f"/>
    </style:style>
    <style:style style:name="P71" style:family="paragraph" style:parent-style-name="Text_20_body">
      <style:text-properties officeooo:rsid="0150320a" officeooo:paragraph-rsid="01655dce"/>
    </style:style>
    <style:style style:name="P72" style:family="paragraph" style:parent-style-name="Text_20_body">
      <style:text-properties officeooo:rsid="0150320a" officeooo:paragraph-rsid="0150320a"/>
    </style:style>
    <style:style style:name="P73" style:family="paragraph" style:parent-style-name="Text_20_body">
      <style:text-properties officeooo:rsid="0150320a" officeooo:paragraph-rsid="01695f18"/>
    </style:style>
    <style:style style:name="P74" style:family="paragraph" style:parent-style-name="Text_20_body">
      <style:text-properties officeooo:rsid="015b3d0f" officeooo:paragraph-rsid="016dead4"/>
    </style:style>
    <style:style style:name="P75" style:family="paragraph" style:parent-style-name="Text_20_body">
      <style:text-properties officeooo:paragraph-rsid="017b7371"/>
    </style:style>
    <style:style style:name="P76" style:family="paragraph" style:parent-style-name="Text_20_body">
      <style:text-properties officeooo:paragraph-rsid="017be25c"/>
    </style:style>
    <style:style style:name="P77" style:family="paragraph" style:parent-style-name="Text_20_body">
      <style:text-properties officeooo:paragraph-rsid="01806c6b"/>
    </style:style>
    <style:style style:name="P78" style:family="paragraph" style:parent-style-name="Text_20_body">
      <style:text-properties officeooo:rsid="003d04dd" officeooo:paragraph-rsid="01921d6e"/>
    </style:style>
    <style:style style:name="P79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0" style:family="paragraph" style:parent-style-name="Text_20_body"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3" style:family="paragraph" style:parent-style-name="Text_20_body">
      <style:text-properties officeooo:rsid="003fbb54" officeooo:paragraph-rsid="019cdec6"/>
    </style:style>
    <style:style style:name="P84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6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8" style:family="paragraph" style:parent-style-name="Text_20_body">
      <style:text-properties officeooo:rsid="0075e607" officeooo:paragraph-rsid="01b36ea2"/>
    </style:style>
    <style:style style:name="P89" style:family="paragraph" style:parent-style-name="Text_20_body">
      <style:text-properties officeooo:rsid="00762012" officeooo:paragraph-rsid="01b36ea2"/>
    </style:style>
    <style:style style:name="P90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3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4" style:family="paragraph" style:parent-style-name="Text_20_body">
      <style:text-properties officeooo:rsid="0119a327" officeooo:paragraph-rsid="01e01955"/>
    </style:style>
    <style:style style:name="P95" style:family="paragraph" style:parent-style-name="Text_20_body">
      <style:text-properties officeooo:rsid="0118ee0c" officeooo:paragraph-rsid="01e01955"/>
    </style:style>
    <style:style style:name="P96" style:family="paragraph" style:parent-style-name="Text_20_body">
      <style:text-properties officeooo:rsid="01e10457" officeooo:paragraph-rsid="01e10457"/>
    </style:style>
    <style:style style:name="P97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98" style:family="paragraph" style:parent-style-name="Text_20_body">
      <style:text-properties officeooo:rsid="008fa9e1" officeooo:paragraph-rsid="01e151bb"/>
    </style:style>
    <style:style style:name="P99" style:family="paragraph" style:parent-style-name="Text_20_body">
      <style:text-properties officeooo:rsid="01ea0374" officeooo:paragraph-rsid="01ea0374"/>
    </style:style>
    <style:style style:name="P100" style:family="paragraph" style:parent-style-name="Text_20_body">
      <style:text-properties officeooo:rsid="01f23904" officeooo:paragraph-rsid="01f23904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6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07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08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09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0" style:family="paragraph" style:parent-style-name="Table_20_Contents">
      <style:paragraph-properties fo:text-align="start" style:justify-single-word="false"/>
    </style:style>
    <style:style style:name="P111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2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3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4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15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6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17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18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19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2" style:family="paragraph" style:parent-style-name="Preformatted_20_Text">
      <style:text-properties officeooo:rsid="00d41a6e" officeooo:paragraph-rsid="00d41a6e"/>
    </style:style>
    <style:style style:name="P123" style:family="paragraph" style:parent-style-name="Preformatted_20_Text">
      <style:text-properties officeooo:paragraph-rsid="00e6cfc7"/>
    </style:style>
    <style:style style:name="P124" style:family="paragraph" style:parent-style-name="Preformatted_20_Text">
      <style:text-properties officeooo:rsid="00d7ce7b" officeooo:paragraph-rsid="00ed823e"/>
    </style:style>
    <style:style style:name="P125" style:family="paragraph" style:parent-style-name="Preformatted_20_Text">
      <style:text-properties officeooo:rsid="00d941b9" officeooo:paragraph-rsid="00d941b9"/>
    </style:style>
    <style:style style:name="P126" style:family="paragraph" style:parent-style-name="Preformatted_20_Text">
      <style:text-properties officeooo:rsid="00d941b9" officeooo:paragraph-rsid="00ed823e"/>
    </style:style>
    <style:style style:name="P127" style:family="paragraph" style:parent-style-name="Preformatted_20_Text">
      <style:text-properties officeooo:paragraph-rsid="00ed823e"/>
    </style:style>
    <style:style style:name="P128" style:family="paragraph" style:parent-style-name="Preformatted_20_Text">
      <style:text-properties officeooo:paragraph-rsid="00d2b790"/>
    </style:style>
    <style:style style:name="P129" style:family="paragraph" style:parent-style-name="Preformatted_20_Text">
      <style:text-properties officeooo:paragraph-rsid="01b36ea2"/>
    </style:style>
    <style:style style:name="P13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1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2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3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35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36" style:family="paragraph" style:parent-style-name="Standard">
      <style:text-properties officeooo:rsid="0148a4da" officeooo:paragraph-rsid="01f5f1b1"/>
    </style:style>
    <style:style style:name="P137" style:family="paragraph" style:parent-style-name="Text_20_body" style:list-style-name="L1">
      <style:text-properties officeooo:paragraph-rsid="01e151bb"/>
    </style:style>
    <style:style style:name="P138" style:family="paragraph" style:parent-style-name="Text_20_body" style:list-style-name="L2">
      <style:text-properties officeooo:rsid="008fafe7" officeooo:paragraph-rsid="01e151bb"/>
    </style:style>
    <style:style style:name="P139" style:family="paragraph" style:parent-style-name="Text_20_body" style:list-style-name="L2">
      <style:text-properties officeooo:rsid="009cd5af" officeooo:paragraph-rsid="01e151bb"/>
    </style:style>
    <style:style style:name="P140" style:family="paragraph" style:parent-style-name="Text_20_body" style:list-style-name="L3">
      <style:text-properties officeooo:rsid="0084f838" officeooo:paragraph-rsid="01094946"/>
    </style:style>
    <style:style style:name="P141" style:family="paragraph" style:parent-style-name="Text_20_body" style:list-style-name="L3">
      <style:text-properties officeooo:rsid="0084f838" officeooo:paragraph-rsid="0084f838"/>
    </style:style>
    <style:style style:name="P142" style:family="paragraph" style:parent-style-name="Text_20_body">
      <style:text-properties officeooo:rsid="01ea0374" officeooo:paragraph-rsid="01f4df65"/>
    </style:style>
    <style:style style:name="P143" style:family="paragraph" style:parent-style-name="Text_20_body">
      <style:text-properties officeooo:paragraph-rsid="00d5d983"/>
    </style:style>
    <style:style style:name="P14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145" style:family="paragraph" style:parent-style-name="Heading">
      <style:text-properties officeooo:rsid="01240a50" officeooo:paragraph-rsid="01240a50"/>
    </style:style>
    <style:style style:name="P146" style:family="paragraph" style:parent-style-name="Heading_20_1">
      <style:text-properties officeooo:rsid="01d7b2b6" officeooo:paragraph-rsid="01d7b2b6"/>
    </style:style>
    <style:style style:name="P147" style:family="paragraph" style:parent-style-name="Heading_20_1">
      <style:text-properties officeooo:rsid="01e10457" officeooo:paragraph-rsid="01e10457"/>
    </style:style>
    <style:style style:name="P148" style:family="paragraph" style:parent-style-name="Heading_20_1">
      <style:text-properties officeooo:rsid="01dbb0ee" officeooo:paragraph-rsid="01e151bb"/>
    </style:style>
    <style:style style:name="P149" style:family="paragraph" style:parent-style-name="Heading_20_1">
      <style:text-properties officeooo:rsid="0041a8a7" officeooo:paragraph-rsid="0041a8a7"/>
    </style:style>
    <style:style style:name="P150" style:family="paragraph" style:parent-style-name="Heading_20_1">
      <style:text-properties officeooo:rsid="01c17f1d" officeooo:paragraph-rsid="01c17f1d"/>
    </style:style>
    <style:style style:name="P151" style:family="paragraph" style:parent-style-name="Heading_20_1">
      <style:text-properties officeooo:rsid="003de42d" officeooo:paragraph-rsid="018adae0"/>
    </style:style>
    <style:style style:name="P152" style:family="paragraph" style:parent-style-name="Heading_20_1">
      <style:text-properties officeooo:rsid="01485d45" officeooo:paragraph-rsid="01485d45"/>
    </style:style>
    <style:style style:name="P153" style:family="paragraph" style:parent-style-name="Heading_20_1">
      <style:text-properties officeooo:rsid="014f6027" officeooo:paragraph-rsid="0150320a"/>
    </style:style>
    <style:style style:name="P154" style:family="paragraph" style:parent-style-name="Heading_20_1">
      <style:text-properties officeooo:paragraph-rsid="01e01955"/>
    </style:style>
    <style:style style:name="P155" style:family="paragraph" style:parent-style-name="Heading_20_1">
      <style:text-properties officeooo:rsid="00827864" officeooo:paragraph-rsid="00827864"/>
    </style:style>
    <style:style style:name="P156" style:family="paragraph" style:parent-style-name="Heading_20_1">
      <style:text-properties officeooo:rsid="0073e891" officeooo:paragraph-rsid="0073e891"/>
    </style:style>
    <style:style style:name="P157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58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59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0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1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2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63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4" style:family="paragraph" style:parent-style-name="Heading_20_2">
      <style:text-properties officeooo:paragraph-rsid="00430538"/>
    </style:style>
    <style:style style:name="P165" style:family="paragraph" style:parent-style-name="Heading_20_2">
      <style:text-properties officeooo:rsid="00964a56" officeooo:paragraph-rsid="00964a56"/>
    </style:style>
    <style:style style:name="P166" style:family="paragraph" style:parent-style-name="Heading_20_2">
      <style:text-properties officeooo:rsid="0129bf70" officeooo:paragraph-rsid="012834bd"/>
    </style:style>
    <style:style style:name="P167" style:family="paragraph" style:parent-style-name="Heading_20_2">
      <style:text-properties officeooo:rsid="01f23904" officeooo:paragraph-rsid="01f23904"/>
    </style:style>
    <style:style style:name="P168" style:family="paragraph" style:parent-style-name="Heading_20_2">
      <style:text-properties officeooo:rsid="01c17f1d" officeooo:paragraph-rsid="01c17f1d"/>
    </style:style>
    <style:style style:name="P169" style:family="paragraph" style:parent-style-name="Heading_20_2">
      <style:text-properties officeooo:rsid="00d941b9" officeooo:paragraph-rsid="00d941b9"/>
    </style:style>
    <style:style style:name="P170" style:family="paragraph" style:parent-style-name="Heading_20_2">
      <style:text-properties officeooo:paragraph-rsid="00d941b9"/>
    </style:style>
    <style:style style:name="P171" style:family="paragraph" style:parent-style-name="Heading_20_2">
      <style:text-properties officeooo:rsid="0084f838" officeooo:paragraph-rsid="0084f838"/>
    </style:style>
    <style:style style:name="P172" style:family="paragraph" style:parent-style-name="Heading_20_2">
      <style:text-properties officeooo:rsid="00866e83" officeooo:paragraph-rsid="00866e83"/>
    </style:style>
    <style:style style:name="P17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4" style:family="paragraph" style:parent-style-name="Heading_20_3">
      <style:text-properties officeooo:paragraph-rsid="01278577"/>
    </style:style>
    <style:style style:name="P175" style:family="paragraph" style:parent-style-name="Heading_20_3">
      <style:text-properties officeooo:rsid="0111bf50" officeooo:paragraph-rsid="0129bf70"/>
    </style:style>
    <style:style style:name="P176" style:family="paragraph" style:parent-style-name="Heading_20_3">
      <style:text-properties officeooo:paragraph-rsid="0129bf70"/>
    </style:style>
    <style:style style:name="P177" style:family="paragraph" style:parent-style-name="Heading_20_3">
      <style:text-properties officeooo:rsid="010e08ea" officeooo:paragraph-rsid="0129bf70"/>
    </style:style>
    <style:style style:name="P178" style:family="paragraph" style:parent-style-name="Heading_20_3">
      <style:text-properties officeooo:rsid="0129bf70" officeooo:paragraph-rsid="0129bf70"/>
    </style:style>
    <style:style style:name="P179" style:family="paragraph" style:parent-style-name="Heading_20_3">
      <style:text-properties officeooo:rsid="0113a26e" officeooo:paragraph-rsid="0113a26e"/>
    </style:style>
    <style:style style:name="P180" style:family="paragraph" style:parent-style-name="Preformatted_20_Text">
      <style:paragraph-properties fo:text-align="start" style:justify-single-word="false"/>
    </style:style>
    <style:style style:name="P181" style:family="paragraph" style:parent-style-name="Heading_20_4">
      <style:text-properties officeooo:rsid="010e5a36" officeooo:paragraph-rsid="0129bf70"/>
    </style:style>
    <style:style style:name="P182" style:family="paragraph" style:parent-style-name="Heading_20_4">
      <style:text-properties officeooo:paragraph-rsid="0129bf70"/>
    </style:style>
    <style:style style:name="P18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5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6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7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fo:font-weight="normal" officeooo:rsid="0119a327" style:font-weight-asian="normal" style:font-weight-complex="normal"/>
    </style:style>
    <style:style style:name="T30" style:family="text">
      <style:text-properties officeooo:rsid="004349a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349ac" style:font-style-asian="italic" style:font-style-complex="italic"/>
    </style:style>
    <style:style style:name="T33" style:family="text">
      <style:text-properties fo:font-style="italic" officeooo:rsid="0041a8a7" style:font-style-asian="italic" style:font-style-complex="italic"/>
    </style:style>
    <style:style style:name="T34" style:family="text">
      <style:text-properties fo:font-style="italic" officeooo:rsid="00606ef8" style:font-style-asian="italic" style:font-style-complex="italic"/>
    </style:style>
    <style:style style:name="T35" style:family="text">
      <style:text-properties fo:font-style="italic" officeooo:rsid="0110206d" style:font-style-asian="italic" style:font-style-complex="italic"/>
    </style:style>
    <style:style style:name="T36" style:family="text">
      <style:text-properties fo:font-style="italic" officeooo:rsid="0110cf96" style:font-style-asian="italic" style:font-style-complex="italic"/>
    </style:style>
    <style:style style:name="T37" style:family="text">
      <style:text-properties fo:font-style="italic" officeooo:rsid="013620d0" style:font-style-asian="italic" style:font-style-complex="italic"/>
    </style:style>
    <style:style style:name="T38" style:family="text">
      <style:text-properties fo:font-style="italic" officeooo:rsid="01e151bb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9d9208"/>
    </style:style>
    <style:style style:name="T61" style:family="text">
      <style:text-properties officeooo:rsid="00a3a8df"/>
    </style:style>
    <style:style style:name="T62" style:family="text">
      <style:text-properties officeooo:rsid="00cfe6fe"/>
    </style:style>
    <style:style style:name="T63" style:family="text">
      <style:text-properties officeooo:rsid="00e95888"/>
    </style:style>
    <style:style style:name="T64" style:family="text">
      <style:text-properties officeooo:rsid="00ea313e"/>
    </style:style>
    <style:style style:name="T65" style:family="text">
      <style:text-properties officeooo:rsid="00ed823e"/>
    </style:style>
    <style:style style:name="T66" style:family="text">
      <style:text-properties officeooo:rsid="00fc4eb1"/>
    </style:style>
    <style:style style:name="T67" style:family="text">
      <style:text-properties officeooo:rsid="00fc8da2"/>
    </style:style>
    <style:style style:name="T68" style:family="text">
      <style:text-properties officeooo:rsid="01094946"/>
    </style:style>
    <style:style style:name="T69" style:family="text">
      <style:text-properties officeooo:rsid="010e5a36"/>
    </style:style>
    <style:style style:name="T70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fo:font-size="10pt" officeooo:rsid="010cd35c" style:font-size-asian="10pt" style:font-size-complex="10pt"/>
    </style:style>
    <style:style style:name="T76" style:family="text">
      <style:text-properties fo:font-size="10pt" officeooo:rsid="010cf119" style:font-size-asian="10pt" style:font-size-complex="10pt"/>
    </style:style>
    <style:style style:name="T77" style:family="text">
      <style:text-properties fo:font-size="10pt" officeooo:rsid="0110206d" style:font-size-asian="10pt" style:font-size-complex="10pt"/>
    </style:style>
    <style:style style:name="T78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79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1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style:font-size-asian="10pt" style:font-size-complex="10pt"/>
    </style:style>
    <style:style style:name="T84" style:family="text">
      <style:text-properties fo:font-size="10pt" style:text-underline-style="none" officeooo:rsid="010cf119" style:font-size-asian="10pt" style:font-size-complex="10pt"/>
    </style:style>
    <style:style style:name="T85" style:family="text">
      <style:text-properties officeooo:rsid="0111bf50"/>
    </style:style>
    <style:style style:name="T86" style:family="text">
      <style:text-properties officeooo:rsid="0119a327"/>
    </style:style>
    <style:style style:name="T87" style:family="text">
      <style:text-properties officeooo:rsid="012834bd"/>
    </style:style>
    <style:style style:name="T88" style:family="text">
      <style:text-properties officeooo:rsid="0129bf70"/>
    </style:style>
    <style:style style:name="T89" style:family="text">
      <style:text-properties officeooo:rsid="0130e958"/>
    </style:style>
    <style:style style:name="T90" style:family="text">
      <style:text-properties fo:color="#ff6600" fo:font-weight="bold" officeooo:rsid="0119a327" style:font-weight-asian="bold" style:font-weight-complex="bold"/>
    </style:style>
    <style:style style:name="T91" style:family="text">
      <style:text-properties fo:color="#ff3333"/>
    </style:style>
    <style:style style:name="T92" style:family="text">
      <style:text-properties fo:color="#ff3333" fo:font-weight="bold" style:font-weight-asian="bold" style:font-weight-complex="bold"/>
    </style:style>
    <style:style style:name="T93" style:family="text">
      <style:text-properties fo:color="#ff3333" fo:font-weight="bold" officeooo:rsid="01084d6c" style:font-weight-asian="bold" style:font-weight-complex="bold"/>
    </style:style>
    <style:style style:name="T94" style:family="text">
      <style:text-properties fo:color="#ff3333" fo:font-weight="bold" officeooo:rsid="01921d6e" style:font-weight-asian="bold" style:font-weight-complex="bold"/>
    </style:style>
    <style:style style:name="T95" style:family="text">
      <style:text-properties fo:color="#ff3333" fo:font-weight="bold" officeooo:rsid="0194049f" style:font-weight-asian="bold" style:font-weight-complex="bold"/>
    </style:style>
    <style:style style:name="T96" style:family="text">
      <style:text-properties fo:color="#ff3333" fo:font-weight="bold" officeooo:rsid="019bb369" style:font-weight-asian="bold" style:font-weight-complex="bold"/>
    </style:style>
    <style:style style:name="T97" style:family="text">
      <style:text-properties fo:color="#ff3333" fo:font-weight="bold" officeooo:rsid="019df9d2" style:font-weight-asian="bold" style:font-weight-complex="bold"/>
    </style:style>
    <style:style style:name="T98" style:family="text">
      <style:text-properties fo:color="#ff3333" fo:font-weight="bold" officeooo:rsid="01a23cdc" style:font-weight-asian="bold" style:font-weight-complex="bold"/>
    </style:style>
    <style:style style:name="T99" style:family="text">
      <style:text-properties fo:color="#ff3333" officeooo:rsid="008950b1"/>
    </style:style>
    <style:style style:name="T100" style:family="text">
      <style:text-properties officeooo:rsid="014e3a86"/>
    </style:style>
    <style:style style:name="T101" style:family="text">
      <style:text-properties officeooo:rsid="01523c1e"/>
    </style:style>
    <style:style style:name="T102" style:family="text">
      <style:text-properties officeooo:rsid="0153d5fb"/>
    </style:style>
    <style:style style:name="T103" style:family="text">
      <style:text-properties officeooo:rsid="015b3d0f"/>
    </style:style>
    <style:style style:name="T104" style:family="text">
      <style:text-properties officeooo:rsid="015ec53f"/>
    </style:style>
    <style:style style:name="T105" style:family="text">
      <style:text-properties officeooo:rsid="01641178"/>
    </style:style>
    <style:style style:name="T106" style:family="text">
      <style:text-properties officeooo:rsid="01655dce"/>
    </style:style>
    <style:style style:name="T107" style:family="text">
      <style:text-properties officeooo:rsid="01695f18"/>
    </style:style>
    <style:style style:name="T108" style:family="text">
      <style:text-properties officeooo:rsid="016dead4"/>
    </style:style>
    <style:style style:name="T109" style:family="text">
      <style:text-properties officeooo:rsid="0172b0f5"/>
    </style:style>
    <style:style style:name="T110" style:family="text">
      <style:text-properties officeooo:rsid="01739667"/>
    </style:style>
    <style:style style:name="T111" style:family="text">
      <style:text-properties officeooo:rsid="017b7371"/>
    </style:style>
    <style:style style:name="T112" style:family="text">
      <style:text-properties officeooo:rsid="017be25c"/>
    </style:style>
    <style:style style:name="T113" style:family="text">
      <style:text-properties officeooo:rsid="018801cb"/>
    </style:style>
    <style:style style:name="T114" style:family="text">
      <style:text-properties officeooo:rsid="01921d6e"/>
    </style:style>
    <style:style style:name="T115" style:family="text">
      <style:text-properties officeooo:rsid="019cdec6"/>
    </style:style>
    <style:style style:name="T116" style:family="text">
      <style:text-properties officeooo:rsid="01a0d6ed"/>
    </style:style>
    <style:style style:name="T117" style:family="text">
      <style:text-properties officeooo:rsid="01b11f94"/>
    </style:style>
    <style:style style:name="T118" style:family="text">
      <style:text-properties officeooo:rsid="01b193e1"/>
    </style:style>
    <style:style style:name="T119" style:family="text">
      <style:text-properties officeooo:rsid="01b36ea2"/>
    </style:style>
    <style:style style:name="T120" style:family="text">
      <style:text-properties officeooo:rsid="01d571fd"/>
    </style:style>
    <style:style style:name="T121" style:family="text">
      <style:text-properties officeooo:rsid="01d7b2b6"/>
    </style:style>
    <style:style style:name="T122" style:family="text">
      <style:text-properties officeooo:rsid="01dc7a96"/>
    </style:style>
    <style:style style:name="T123" style:family="text">
      <style:text-properties officeooo:rsid="01e151bb"/>
    </style:style>
    <style:style style:name="T124" style:family="text">
      <style:text-properties officeooo:rsid="01e2e9fc"/>
    </style:style>
    <style:style style:name="T125" style:family="text">
      <style:text-properties officeooo:rsid="01ea0374"/>
    </style:style>
    <style:style style:name="T126" style:family="text">
      <style:text-properties fo:font-size="16pt" fo:font-weight="bold" style:font-size-asian="16pt" style:font-weight-asian="bold" style:font-size-complex="16pt" style:font-weight-complex="bold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ipo_do_trabalh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6" text:outline-level="1"><text:bookmark-start text:name="__RefHeading___Toc2179_1800853931"/>Configuração do Limarka<text:bookmark-end text:name="__RefHeading___Toc2179_1800853931"/></text:h>
      <text:p text:style-name="P145"><text:span text:style-name="T126">Escreva seu trabalho acadêmico com as normas da ABNT!</text:span>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73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3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73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73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73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63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73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63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63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63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73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63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63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63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63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73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63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63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63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63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63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63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73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73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73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73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73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73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73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73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73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73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73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73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63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63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73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47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7">A figura ao lado mostra como é a estrutura de um trabalho acadêmico, segundo as normas da ABNT.</text:p>
            <text:p text:style-name="P97">O Limarka irá utilizar esse documento PDF (configuracao.pdf) para extrair as configurações para geração do seu trabalho segundo as normas.</text:p>
            <text:p text:style-name="P97">O corpo do seu trabalho, que corresponde aos Elementos Textuais, deverá ser digitado no arquivo “trabalho-academico.md”.</text:p>
            <text:p text:style-name="P97">Na próxima seção serão apresentados os arquivos que são utilizados na geração do seu trabalho.</text:p>
          </table:table-cell>
          <table:table-cell table:style-name="Tabela18.B1" office:value-type="string">
            <text:p text:style-name="P114"><draw:frame draw:style-name="fr1" draw:name="Figura4" text:anchor-type="as-char" svg:width="8.551cm" svg:height="8.481cm" draw:z-index="50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47" text:outline-level="1"><text:bookmark-start text:name="__RefHeading___Toc2087_208519166"/><text:soft-page-break/>Arquivos utilizados pelo Limarka<text:bookmark-end text:name="__RefHeading___Toc2087_208519166"/></text:h>
      <text:p text:style-name="P93"><draw:frame draw:style-name="fr2" draw:name="Figura19" text:anchor-type="as-char" svg:width="19.001cm" svg:height="10.702cm" draw:z-index="51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h text:style-name="P148" text:outline-level="1"><text:bookmark-start text:name="__RefHeading___Toc2089_208519166"/>Sobre esse documento<text:bookmark-end text:name="__RefHeading___Toc2089_208519166"/></text:h>
      <text:p text:style-name="P98">Es<text:span text:style-name="T124">s</text:span>e documento <text:span text:style-name="T121">foi elaborado</text:span>:</text:p>
      <text:list xml:id="list3874415375629182113" text:style-name="L1">
        <text:list-item>
          <text:p text:style-name="P137"><text:span text:style-name="T121">Para auxiliá-lo(a) a configurar a geração do seu trabalho acadêmico (segundo as normas da ABNT vigentes atualmente).</text:span><text:span text:style-name="T121"><office:annotation><dc:creator>Eduardo Santana Medeiros Alexandre</dc:creator><dc:date>2016-08-08T08:59:22</dc:date><loext:sender-initials>ESMA</loext:sender-initials><text:p><text:span text:style-name="T129">Algumas pessoas confundem </text:span><text:span text:style-name="T130">o ano de publicação</text:span><text:span text:style-name="T129"> das Normas da ABNT com a sua </text:span><text:span text:style-name="T130">vigência</text:span><text:span text:style-name="T129">. Por exemplo, este documento foi baseado na Norma </text:span><text:span text:style-name="T130">ABNT NBR 14724:2011</text:span><text:span text:style-name="T129">. Apesar dela ter sido publicada em </text:span><text:span text:style-name="T130">2011</text:span><text:span text:style-name="T129">, ela ainda </text:span><text:span text:style-name="T130">continua em vigor em 2016</text:span><text:span text:style-name="T129">. Existem algumas normas que estão em vigor desde 2002.</text:span></text:p><text:p><text:span text:style-name="T129">Caso tenha dúvidas sobre a vigência das normas, recomendamos acessar o catálogo da ABNT em </text:span><text:span text:style-name="T129"><text:a xlink:href="http://www.abntcatalogo.com.br/" xlink:type="simple">http://www.abntcatalogo.com.br/</text:a></text:span><text:span text:style-name="T129"> e pesquisar por “trabalhos acadêmicos”.</text:span></text:p></office:annotation></text:span></text:p>
        </text:list-item>
      </text:list>
      <text:list xml:id="list3292536638095869884" text:style-name="L2">
        <text:list-item>
          <text:p text:style-name="P138"><text:span text:style-name="T121">Para s</text:span>er acessado através do Sumário <text:span text:style-name="T121">(facilita a navegação)</text:span>.</text:p>
        </text:list-item>
        <text:list-item>
          <text:p text:style-name="P139"><text:bookmark-start text:name="__RefHeading___Toc2144_617118270"/><text:span text:style-name="T121">B</text:span>uscando seguir a ordem natural da<text:span text:style-name="T60">s ações do autor durante</text:span> elaboração do trabalho acadêmico<text:span text:style-name="T122">s</text:span>.<office:annotation><dc:creator>Eduardo Santana Medeiros Alexandre</dc:creator><dc:date>2016-08-08T08:57:20</dc:date><loext:sender-initials>ESMA</loext:sender-initials><text:p><text:span text:style-name="T131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49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7">O <text:span text:style-name="T120">Limarka</text:span> irá LER as configurações a partir d<text:span text:style-name="T120">este arquivo (</text:span><text:span text:style-name="T2">configuracao.pdf</text:span><text:span text:style-name="T120">). </text:span>Para salvar as alterações realizadas n<text:span text:style-name="T20">esse</text:span> arquivo é necessário utilizar um editor que possibilite salvar as alterações realizadas <text:span text:style-name="T61">em arquivos PDF</text:span>.</text:p>
      <text:p text:style-name="P92">Lembre-se que o nome do arquivo salvo deve ser <text:span text:style-name="T3">configuracao.pdf</text:span><text:span text:style-name="T24"> </text:span><text:span text:style-name="T25">e salvo DENTRO da pasta do trabalho.</text:span></text:p>
      <text:p text:style-name="P32">Na seção a seguir são apresentados editores de PDF que você pode utilizar, caso não tenha conseguido salvar o arquivo.</text:p>
      <text:h text:style-name="P164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8"><text:span text:style-name="T2">PDF-XChange Viewer</text:span>: <text:span text:style-name="T33">este editor é o </text:span><text:span text:style-name="T40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19">software.com/product/pdf-xchange-viewer</text:span></text:a><text:span text:style-name="T19">. Com este editor é possível salvar o arquivo PDF sem diálogo de confirmação.</text:span></text:p>
      <text:p text:style-name="P29"><text:span text:style-name="T4">Evince</text:span><text:span text:style-name="T30">: este editor permite a alteração do formulário e salvar o PDF. No entanto, a operação de salvar sempre invoca o </text:span><text:span text:style-name="T32">Salvar como...</text:span><text:span text:style-name="T30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89">Configuração inicial: </text:span>Capa <text:span text:style-name="T87">e Folha de Rosto</text:span><text:bookmark-end text:name="__RefHeading___Toc539_188003687"/></text:h>
      <text:p text:style-name="P37"><text:bookmark-start text:name="__RefHeading___Toc546_264611400"/>Os elementos para configuração da capa são: <text:span text:style-name="T31">Nome da Instituição </text:span><text:span text:style-name="T37">(opcional)</text:span><text:span text:style-name="T31">, Nome do Autor, Título, Cidade da Instituição e Ano</text:span> <text:span text:style-name="T48">(ABNT NBR 14724:2011, 4.1.1 Capa)</text:span>.<text:bookmark-end text:name="__RefHeading___Toc546_264611400"/></text:p>
      <text:p text:style-name="P35"><draw:frame draw:style-name="fr3" draw:name="Figura2" text:anchor-type="as-char" svg:width="5.438cm" svg:height="7.137cm" draw:z-index="48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0"><text:span text:style-name="T45">Selecione o tipo do seu trabalho:<text:line-break/></text:span><text:span text:style-name="T45"><draw:control text:anchor-type="as-char" draw:z-index="36" draw:name="Forma9" draw:style-name="gr2" draw:text-style-name="P184" svg:width="17.01cm" svg:height="1.158cm" draw:control="control12"/></text:span></text:p>
      <text:h text:style-name="P165" text:outline-level="2"><text:bookmark-start text:name="__RefHeading___Toc1305_188003687"/>Configurando a Capa<text:bookmark-end text:name="__RefHeading___Toc1305_188003687"/></text:h>
      <text:p text:style-name="P53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39">Atualize o campo abaixo com o nome da sua instituição:<text:line-break/><draw:control text:anchor-type="as-char" draw:z-index="37" draw:name="Forma1" draw:style-name="gr2" draw:text-style-name="P183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38">Atualize o campo abaixo com o nome completo do autor do trabalho:<text:line-break/><draw:control text:anchor-type="as-char" draw:z-index="38" draw:name="Forma1" draw:style-name="gr2" draw:text-style-name="P183" svg:width="16.999cm" svg:height="0.757cm" draw:control="control4"/></text:p>
      <text:h text:style-name="Heading_20_3" text:outline-level="3"><text:bookmark-start text:name="__RefHeading___Toc236_188003687"/><text:soft-page-break/>Título<text:bookmark-end text:name="__RefHeading___Toc236_188003687"/></text:h>
      <text:p text:style-name="P30"><text:span text:style-name="T46">Escreva um </text:span><text:span text:style-name="T49">título</text:span><text:span text:style-name="T34"> </text:span><text:span text:style-name="T46">para o seu trabalho:<text:line-break/></text:span><text:span text:style-name="T46"><draw:control text:anchor-type="as-char" draw:z-index="39" draw:name="Forma1" draw:style-name="gr2" draw:text-style-name="P183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0">Escreva o nome da cidade aonde o trabalho será apresentado:<text:line-break/><draw:control text:anchor-type="as-char" draw:z-index="19" draw:name="Forma1" draw:style-name="gr2" draw:text-style-name="P183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3">Segundo as normas da ABNT, <text:span text:style-name="T47">a capa do trabalho deve conter o ano de entrega do trabalho (ABNT NBR 14724:2011, 4.1.1 Capa).</text:span></text:p>
      <text:p text:style-name="P31">Atualize o ano <text:span text:style-name="T59">(Ex: </text:span><text:span text:style-name="T59"><text:date style:data-style-name="N10107" text:date-value="2016-09-05T15:19:03.967848946">2016</text:date></text:span><text:span text:style-name="T59">)</text:span>:</text:p>
      <text:p text:style-name="P1"><draw:control text:anchor-type="as-char" draw:z-index="7" draw:name="Forma1" draw:style-name="gr2" draw:text-style-name="P183" svg:width="16.999cm" svg:height="1.075cm" draw:control="control2"/></text:p>
      <text:h text:style-name="P166" text:outline-level="2"><text:bookmark-start text:name="__RefHeading___Toc1151_1300869590"/>Configurando a Folha de Rosto<text:bookmark-end text:name="__RefHeading___Toc1151_1300869590"/></text:h>
      <text:p text:style-name="P36"><draw:frame draw:style-name="fr4" draw:name="Figura11" text:anchor-type="as-char" svg:width="6.193cm" svg:height="9.058cm" draw:z-index="8"><draw:image xlink:href="../imagens/configuracao/folha-de-rosto.png" xlink:type="simple" xlink:show="embed" xlink:actuate="onLoad"/></draw:frame></text:p>
      <text:h text:style-name="P174" text:outline-level="3"><text:bookmark-start text:name="__RefHeading___Toc1361_1300869590"/>Orientador<text:bookmark-end text:name="__RefHeading___Toc1361_1300869590"/></text:h>
      <text:p text:style-name="P47">Nome do Professor Orientador:<text:line-break/><draw:control text:anchor-type="as-char" draw:z-index="6" draw:name="Forma1" draw:style-name="gr2" draw:text-style-name="P183" svg:width="16.999cm" svg:height="0.757cm" draw:control="control13"/></text:p>
      <text:h text:style-name="P175" text:outline-level="3"><text:bookmark-start text:name="__RefHeading___Toc1363_1300869590"/>Coorientador<text:bookmark-end text:name="__RefHeading___Toc1363_1300869590"/></text:h>
      <text:p text:style-name="P48"><text:span text:style-name="T85">Caso tenha um coorientador, preencha o nome dele (deixe vazio se não tiver):<text:line-break/></text:span><text:span text:style-name="T85"><draw:control text:anchor-type="as-char" draw:z-index="16" draw:name="Forma1" draw:style-name="gr2" draw:text-style-name="P183" svg:width="16.999cm" svg:height="0.757cm" draw:control="control14"/></text:span></text:p>
      <text:h text:style-name="P176" text:outline-level="3"><text:bookmark-start text:name="__RefHeading___Toc1365_1300869590"/><text:soft-page-break/>T<text:span text:style-name="T67">i</text:span>tul<text:span text:style-name="T66">ação</text:span> <text:span text:style-name="T88">que será obtida</text:span><text:bookmark-end text:name="__RefHeading___Toc1365_1300869590"/></text:h>
      <text:p text:style-name="P51">Qual o título que você irá obter ao final do curso? Exemplos de títulos são: Bacharel em Computação, Licenciatura em Letra em Inglês, Mestre em Ciências Biológicas, Doutor em Física.<text:line-break/><draw:control text:anchor-type="as-char" draw:z-index="5" draw:name="Forma1" draw:style-name="gr2" draw:text-style-name="P183" svg:width="16.999cm" svg:height="0.757cm" draw:control="control15"/></text:p>
      <text:h text:style-name="P177" text:outline-level="3"><text:bookmark-start text:name="__RefHeading___Toc1367_1300869590"/><text:span text:style-name="T88">Seu trabalho é uma </text:span>Monografia?<text:bookmark-end text:name="__RefHeading___Toc1367_1300869590"/></text:h>
      <text:p text:style-name="P58">Qual o nome do seu curso?</text:p>
      <text:p text:style-name="P3"><draw:control text:anchor-type="as-char" draw:z-index="2" draw:name="Forma1" draw:style-name="gr2" draw:text-style-name="P184" svg:width="16.999cm" svg:height="0.757cm" draw:control="control16"/></text:p>
      <text:p text:style-name="P57">Caso o seu trabalho seja uma monografia o sistema <text:span text:style-name="T69">gerará um </text:span>texto <text:span text:style-name="T69">similar ao seguinte</text:span>:</text:p>
      <text:p text:style-name="P133"><text:span text:style-name="T70">Monografia</text:span><text:span text:style-name="T75"> apresentada </text:span><text:span text:style-name="T76">ao </text:span><text:span text:style-name="T75">Curso de </text:span><text:span text:style-name="T71">Licenciatura em Letras</text:span><text:span text:style-name="T78"> da </text:span><text:span text:style-name="T80">Universidade Federal da Paraíba</text:span><text:span text:style-name="T78">, como <text:s/>requisito para obtenção do grau de </text:span><text:span text:style-name="T80">Licenciado em Letras, habilitação em Língua Portuguesa</text:span><text:span text:style-name="T78">.</text:span></text:p>
      <text:h text:style-name="P178" text:outline-level="3"><text:bookmark-start text:name="__RefHeading___Toc1369_1300869590"/>Seu trabalho é uma Dissertação ou Tese?<text:bookmark-end text:name="__RefHeading___Toc1369_1300869590"/></text:h>
      <text:p text:style-name="P131">Caso o seu trabalho seja uma pós graduação, forneça o nome do Programa e a linha de pesquisa:</text:p>
      <text:h text:style-name="P181" text:outline-level="4"><text:bookmark-start text:name="__RefHeading___Toc1371_1300869590"/>Programa<text:bookmark-end text:name="__RefHeading___Toc1371_1300869590"/></text:h>
      <text:p text:style-name="P4"><draw:control text:anchor-type="as-char" draw:z-index="13" draw:name="Forma1" draw:style-name="gr2" draw:text-style-name="P183" svg:width="16.999cm" svg:height="0.757cm" draw:control="control17"/></text:p>
      <text:h text:style-name="P182" text:outline-level="4"><text:bookmark-start text:name="__RefHeading___Toc1373_1300869590"/>Linha de pesquisa<text:bookmark-end text:name="__RefHeading___Toc1373_1300869590"/></text:h>
      <text:p text:style-name="P4"><draw:control text:anchor-type="as-char" draw:z-index="11" draw:name="Forma1" draw:style-name="gr2" draw:text-style-name="P183" svg:width="16.999cm" svg:height="0.757cm" draw:control="control18"/></text:p>
      <text:p text:style-name="P130">Caso o seu trabalho seja uma <text:span text:style-name="T35">Dissertação </text:span><text:span text:style-name="T36">ou Tese</text:span> o sistema utilizará as informações fornecidas <text:span text:style-name="T69">para gerar um </text:span>texto <text:span text:style-name="T69">similar ao seguinte</text:span>:</text:p>
      <text:p text:style-name="P134"><text:span text:style-name="T72">Dissertação/</text:span><text:span text:style-name="T73">Tese</text:span><text:span text:style-name="T74"> apresentada </text:span><text:span text:style-name="T76">ao </text:span><text:span text:style-name="T77">Programa</text:span><text:span text:style-name="T74"> de </text:span><text:span text:style-name="T72">Pós-Graduação em Letras</text:span><text:span text:style-name="T84"> da </text:span><text:span text:style-name="T80">Universidade Federal da Paraíba</text:span><text:span text:style-name="T84">, como <text:s/>requisito para obtenção do grau de </text:span><text:span text:style-name="T81">Mestre/</text:span><text:span text:style-name="T82">Doutor</text:span><text:span text:style-name="T80"> em Letras</text:span><text:span text:style-name="T84">.</text:span></text:p>
      <text:p text:style-name="P135"><text:span text:style-name="T80">L</text:span><text:span text:style-name="T81">inha de pesquisa</text:span><text:span text:style-name="T79">: </text:span><text:span text:style-name="T83">Literatura e Cultura.</text:span></text:p>
      <text:h text:style-name="P150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5">Sistema de </text:span>Referências<text:bookmark-end text:name="__RefHeading___Toc1945_185027233"/></text:h>
      <text:p text:style-name="P99">As normas da ABNT permite dois sistemas de Referências, o <text:span text:style-name="T2">Alfabético</text:span> (mais comum) e o <text:span text:style-name="T2">Numérico</text:span> (<text:span text:style-name="T91">recomendado</text:span>).</text:p>
      <text:p text:style-name="P23"><draw:control text:anchor-type="as-char" draw:z-index="12" draw:name="Forma11" draw:style-name="gr1" draw:text-style-name="P183" svg:width="18.938cm" svg:height="1.235cm" draw:control="control35"/></text:p>
      <text:p text:style-name="P14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67" text:outline-level="2"><text:bookmark-start text:name="__RefHeading___Toc2130_681617860"/><text:soft-page-break/>Arquivo de referências<text:bookmark-end text:name="__RefHeading___Toc2130_681617860"/></text:h>
      <text:p text:style-name="P100">Informe o caminho do arquivo que será utilizado como referências:</text:p>
      <text:p text:style-name="P41"><draw:control text:anchor-type="as-char" draw:z-index="10" draw:name="Forma1" draw:style-name="gr2" draw:text-style-name="P183" svg:width="18.959cm" svg:height="0.757cm" draw:control="control39"/></text:p>
      <text:h text:style-name="P168" text:outline-level="2"><text:bookmark-start text:name="__RefHeading___Toc1959_953960092"/>Apêndices<text:bookmark-end text:name="__RefHeading___Toc1959_953960092"/></text:h>
      <text:p text:style-name="P132"><draw:control text:anchor-type="as-char" draw:z-index="40" draw:name="Forma11" draw:style-name="gr1" draw:text-style-name="P183" svg:width="18.938cm" svg:height="1.235cm" draw:control="control36"/></text:p>
      <text:p text:style-name="P25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4"><draw:control text:anchor-type="as-char" draw:z-index="0" draw:name="Forma11" draw:style-name="gr1" draw:text-style-name="P183" svg:width="18.938cm" svg:height="1.235cm" draw:control="control37"/></text:p>
      <text:p text:style-name="P25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p text:style-name="P96">A seguir é apresentada uma sintaxe dos principais recursos do Markdown para ser utilizado na escrita dos arquivos .md <text:span text:style-name="T123">(</text:span><text:span text:style-name="T38">trabalho-academico.md, apendices.md, anexos.md e errata.md</text:span><text:span text:style-name="T123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1">Como inserir os capítulos e seções</text:p>
          </table:table-cell>
          <table:table-cell table:style-name="Tabela2.B1" office:value-type="string">
            <text:p text:style-name="P101">Como será apresentado</text:p>
          </table:table-cell>
        </table:table-row>
        <table:table-row>
          <table:table-cell table:style-name="Tabela2.A2" office:value-type="string">
            <text:p text:style-name="P123"># Título do Capítulo</text:p>
            <text:p text:style-name="P123"/>
            <text:p text:style-name="P123">## Título da seção</text:p>
            <text:p text:style-name="P123"/>
            <text:p text:style-name="P123">### Título da subseção</text:p>
            <text:p text:style-name="P123"/>
            <text:p text:style-name="P123">#### Título da subsubseção</text:p>
            <text:p text:style-name="P123"/>
            <text:p text:style-name="P123"><text:span text:style-name="T62">#</text:span>#### Título da <text:span text:style-name="T62">seção quinária</text:span></text:p>
          </table:table-cell>
          <table:table-cell table:style-name="Tabela2.B2" office:value-type="string">
            <text:p text:style-name="P128"><draw:frame draw:style-name="fr1" draw:name="Figura7" text:anchor-type="as-char" svg:width="6.426cm" svg:height="5.121cm" draw:z-index="3"><draw:image xlink:href="../imagens/configuracao/capitulos-e-secoes.png" xlink:type="simple" xlink:show="embed" xlink:actuate="onLoad"/></draw:frame></text:p>
          </table:table-cell>
        </table:table-row>
      </table:table>
      <text:p text:style-name="P55">É recomendado que seja incluído uma linha em branco após os títulos.</text:p>
      <text:p text:style-name="P54">A<text:span text:style-name="T63">s</text:span> formataç<text:span text:style-name="T63">ões</text:span> e numeraç<text:span text:style-name="T63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80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<text:soft-page-break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2">Como inserir <text:span text:style-name="T64">listas não ordenadas</text:span></text:p>
          </table:table-cell>
          <table:table-cell table:style-name="Tabela7.B1" office:value-type="string">
            <text:p text:style-name="P104">Como será apresentad<text:span text:style-name="T65">a</text:span></text:p>
          </table:table-cell>
        </table:table-row>
        <table:table-row>
          <table:table-cell table:style-name="Tabela7.A2" office:value-type="string">
            <text:p text:style-name="P122">- Objetivo 1;</text:p>
            <text:p text:style-name="P122">- Objetivo 2;</text:p>
            <text:p text:style-name="P122">- Objetivo 3.</text:p>
          </table:table-cell>
          <table:table-cell table:style-name="Tabela7.B2" office:value-type="string">
            <text:p text:style-name="P122"><draw:frame draw:style-name="fr1" draw:name="Figura8" text:anchor-type="as-char" svg:width="3.096cm" svg:height="2.201cm" draw:z-index="26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3">Como inserir</text:p>
          </table:table-cell>
          <table:table-cell table:style-name="Tabela4.B1" office:value-type="string">
            <text:p text:style-name="P104">Como será apresentad<text:span text:style-name="T65">a</text:span></text:p>
          </table:table-cell>
        </table:table-row>
        <table:table-row>
          <table:table-cell table:style-name="Tabela4.A2" office:value-type="string">
            <text:p text:style-name="P124">1. Primeiro item da lista;</text:p>
            <text:p text:style-name="P124">2. Segundo item da lista;</text:p>
            <text:p text:style-name="P124">3. Terceiro item da lista.</text:p>
          </table:table-cell>
          <table:table-cell table:style-name="Tabela4.B2" office:value-type="string">
            <text:p text:style-name="P124"><draw:frame draw:style-name="fr5" draw:name="Figura9" text:anchor-type="as-char" svg:y="-2.295cm" svg:width="5.44cm" svg:height="2.295cm" draw:z-index="20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69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3">Como inserir</text:p>
          </table:table-cell>
          <table:table-cell table:style-name="Tabela8.B1" office:value-type="string">
            <text:p text:style-name="P103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5">a. Primeiro item da lista;</text:p>
            <text:p text:style-name="P125">b. Segundo item da lista;</text:p>
            <text:p text:style-name="P125">c. Terceiro item da lista.</text:p>
          </table:table-cell>
          <table:table-cell table:style-name="Tabela8.B2" office:value-type="string">
            <text:p text:style-name="P127"><draw:frame draw:style-name="fr1" draw:name="Figura10" text:anchor-type="as-char" svg:width="5.085cm" svg:height="1.894cm" draw:z-index="9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3">Como inserir</text:p>
          </table:table-cell>
          <table:table-cell table:style-name="Tabela8.B2" office:value-type="string">
            <text:p text:style-name="P103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6">a) Primeiro item da lista;</text:p>
            <text:p text:style-name="P126">b) Segundo item da lista;</text:p>
            <text:p text:style-name="P126">c) Terceiro item da lista.</text:p>
          </table:table-cell>
          <table:table-cell table:style-name="Tabela8.B2" office:value-type="string">
            <text:p text:style-name="P127"><draw:frame draw:style-name="fr1" draw:name="Figura12" text:anchor-type="as-char" svg:width="5.151cm" svg:height="2.131cm" draw:z-index="1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0" text:outline-level="2"><text:bookmark-start text:name="__RefHeading___Toc1012_1676333243"/>Documentação externa<text:bookmark-end text:name="__RefHeading___Toc1012_1676333243"/></text:h>
      <text:p text:style-name="P143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57" text:outline-level="1"><text:bookmark-start text:name="__RefHeading___Toc2894_1800853931"/><text:alphabetical-index-mark-start text:id="IMark149848760" text:main-entry="true"/>Resumo<text:alphabetical-index-mark-end text:id="IMark149848760"/> <text:span text:style-name="T118">(obrigatório)</text:span><text:bookmark-end text:name="__RefHeading___Toc2894_1800853931"/></text:h>
      <text:p text:style-name="P8">Escreva s<text:span text:style-name="T109">eu</text:span> <text:span text:style-name="T109">resumo</text:span> <text:span text:style-name="T107">ou copie do exemplo para testá-lo</text:span>:</text:p>
      <text:p text:style-name="P15"><draw:control text:anchor-type="as-char" svg:y="-5.5cm" draw:z-index="4" draw:name="Forma7" draw:style-name="gr3" draw:text-style-name="P184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09">:</text:span></text:p>
      <text:p text:style-name="P15"><draw:control text:anchor-type="as-char" draw:z-index="41" draw:name="Forma7" draw:style-name="gr2" draw:text-style-name="P184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0"><text:span text:style-name="T110">O</text:span> resumo deve ressaltar o objetivo, o método, os resultados e as conclusões do documento, <text:span text:style-name="T110">no trabalho acadêmico deve ter até 500 palavras. As palavras em outros idiomas, como *book* devem ser em *itálico*.</text:span></text:p>
            <text:p text:style-name="P110"/>
          </table:table-cell>
          <table:covered-table-cell/>
        </table:table-row>
        <table:table-row>
          <table:table-cell table:style-name="Tabela12.A2" office:value-type="string">
            <text:p text:style-name="P115">Palavras chaves: </text:p>
          </table:table-cell>
          <table:table-cell table:style-name="Tabela12.B2" office:value-type="string">
            <text:p text:style-name="P115">Trabalho acadêmico. Monografia. Dissertação. Tese.</text:p>
            <text:p text:style-name="P115"/>
          </table:table-cell>
        </table:table-row>
      </table:table>
      <text:p text:style-name="Text_20_body"/>
      <text:h text:style-name="P158" text:outline-level="1"><text:bookmark-start text:name="__RefHeading___Toc2896_1800853931"/><text:alphabetical-index-mark-start text:id="IMark149964104"/><text:span text:style-name="T111">Abstract</text:span><text:alphabetical-index-mark-end text:id="IMark149964104"/><text:span text:style-name="T111"> (resumo em </text:span><text:alphabetical-index-mark-start text:id="IMark151034456" text:key1="Resumo"/><text:span text:style-name="T111">Inglês</text:span><text:alphabetical-index-mark-end text:id="IMark151034456"/><text:span text:style-name="T111">, obrigatório)</text:span><text:bookmark-end text:name="__RefHeading___Toc2896_1800853931"/></text:h>
      <text:p text:style-name="P136">Escreva s<text:span text:style-name="T109">eu</text:span> <text:span text:style-name="T111">abstract</text:span> <text:span text:style-name="T107">ou copie do exemplo para testá-lo</text:span>:</text:p>
      <text:p text:style-name="P16"><draw:control text:anchor-type="as-char" svg:y="-5.5cm" draw:z-index="42" draw:name="Forma7" draw:style-name="gr3" draw:text-style-name="P184" svg:width="19cm" svg:height="9cm" draw:control="control24"/></text:p>
      <text:p text:style-name="P75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09">:</text:span></text:p>
      <text:p text:style-name="P16"><draw:control text:anchor-type="as-char" draw:z-index="43" draw:name="Forma7" draw:style-name="gr2" draw:text-style-name="P184" svg:width="19cm" svg:height="2.001cm" draw:control="control25"/></text:p>
      <text:p text:style-name="P75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19">This is an english abstract.</text:p>
            <text:p text:style-name="P111"/>
          </table:table-cell>
          <table:covered-table-cell/>
        </table:table-row>
        <table:table-row>
          <table:table-cell table:style-name="Tabela13.A2" office:value-type="string">
            <text:p text:style-name="P116">Palavras chaves: </text:p>
          </table:table-cell>
          <table:table-cell table:style-name="Tabela13.B2" office:value-type="string">
            <text:p text:style-name="P119">Academic text. Scientific text. Markdown</text:p>
            <text:p text:style-name="P116"/>
          </table:table-cell>
        </table:table-row>
      </table:table>
      <text:p text:style-name="P75"/>
      <text:h text:style-name="P159" text:outline-level="1"><text:bookmark-start text:name="__RefHeading___Toc2898_1800853931"/>Resumen (resumo em <text:alphabetical-index-mark-start text:id="IMark149954472" text:key1="Resumo"/>Espanhol<text:alphabetical-index-mark-end text:id="IMark149954472"/><text:span text:style-name="T111">, opcional</text:span>)<text:bookmark-end text:name="__RefHeading___Toc2898_1800853931"/></text:h>
      <text:p text:style-name="P9"><text:span text:style-name="T112">Caso deseje um resumo em espanhol escreva o texto abaixo</text:span>:</text:p>
      <text:p text:style-name="P17"><draw:control text:anchor-type="as-char" svg:y="-5.5cm" draw:z-index="44" draw:name="Forma7" draw:style-name="gr3" draw:text-style-name="P184" svg:width="19cm" svg:height="9cm" draw:control="control26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09">:</text:span></text:p>
      <text:p text:style-name="P17"><draw:control text:anchor-type="as-char" draw:z-index="45" draw:name="Forma7" draw:style-name="gr2" draw:text-style-name="P184" svg:width="19cm" svg:height="2.001cm" draw:control="control27"/></text:p>
      <text:p text:style-name="P76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0">Este es el resumen en español.</text:p>
            <text:p text:style-name="P112"/>
          </table:table-cell>
          <table:covered-table-cell/>
        </table:table-row>
        <table:table-row>
          <table:table-cell table:style-name="Tabela14.A2" office:value-type="string">
            <text:p text:style-name="P117">Palavras chaves: </text:p>
          </table:table-cell>
          <table:table-cell table:style-name="Tabela14.B2" office:value-type="string">
            <text:p text:style-name="P120">latex. abntex. publicación de textos.</text:p>
            <text:p text:style-name="P117"/>
          </table:table-cell>
        </table:table-row>
      </table:table>
      <text:h text:style-name="P159" text:outline-level="1"><text:bookmark-start text:name="__RefHeading___Toc2900_1800853931"/>Résumé (resumo em <text:alphabetical-index-mark-start text:id="IMark151034456" text:key1="Resumo"/><text:span text:style-name="T113">Francês</text:span><text:alphabetical-index-mark-end text:id="IMark151034456"/><text:span text:style-name="T113">, opcional</text:span>)<text:bookmark-end text:name="__RefHeading___Toc2900_1800853931"/></text:h>
      <text:p text:style-name="P10"><text:span text:style-name="T112">Caso deseje um resumo em francês escreva o texto abaixo</text:span>:</text:p>
      <text:p text:style-name="P18"><draw:control text:anchor-type="as-char" svg:y="-5.5cm" draw:z-index="46" draw:name="Forma7" draw:style-name="gr3" draw:text-style-name="P184" svg:width="19cm" svg:height="9cm" draw:control="control28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09">:</text:span></text:p>
      <text:p text:style-name="P18"><draw:control text:anchor-type="as-char" draw:z-index="14" draw:name="Forma7" draw:style-name="gr2" draw:text-style-name="P184" svg:width="19cm" svg:height="2.001cm" draw:control="control29"/></text:p>
      <text:p text:style-name="P77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1">Il s'agit d'un résumé en français.</text:p>
            <text:p text:style-name="P113"/>
          </table:table-cell>
          <table:covered-table-cell/>
        </table:table-row>
        <table:table-row>
          <table:table-cell table:style-name="Tabela15.A2" office:value-type="string">
            <text:p text:style-name="P118">Palavras chaves: </text:p>
          </table:table-cell>
          <table:table-cell table:style-name="Tabela15.B2" office:value-type="string">
            <text:p text:style-name="P121">latex. abntex. publicación de textos.</text:p>
            <text:p text:style-name="P118"/>
          </table:table-cell>
        </table:table-row>
      </table:table>
      <text:p text:style-name="P77"/>
      <text:h text:style-name="P160" text:outline-level="1"><text:bookmark-start text:name="__RefHeading___Toc205_1414260196"/><text:span text:style-name="T1">Lista de </text:span><text:alphabetical-index-mark-start text:id="IMark66675448" text:key1="Lista"/><text:span text:style-name="T1">Siglas</text:span><text:alphabetical-index-mark-end text:id="IMark66675448"/> (opcional)<text:bookmark-end text:name="__RefHeading___Toc205_1414260196"/></text:h>
      <text:p text:style-name="P11">Escreva <text:span text:style-name="T114">suas siglas</text:span> <text:span text:style-name="T106">ou copie e cole do exemplo</text:span>:</text:p>
      <text:p text:style-name="P11"><draw:control text:anchor-type="as-char" draw:z-index="15" draw:name="Forma7" draw:style-name="gr2" draw:text-style-name="P185" svg:width="19cm" svg:height="14.174cm" draw:control="control32"/></text:p>
      <text:p text:style-name="P80"><text:span text:style-name="T2">Exemplo</text:span>:</text:p>
      <text:p text:style-name="P81"><text:span text:style-name="T98">O</text:span><text:span text:style-name="T94">s dois pontos </text:span><text:span text:style-name="T98">(</text:span><text:span text:style-name="T94">“:”</text:span><text:span text:style-name="T98">)</text:span><text:span text:style-name="T94"> deve</text:span><text:span text:style-name="T95">rá</text:span><text:span text:style-name="T94"> separar a sigla de sua </text:span><text:span text:style-name="T96">definição</text:span><text:span text:style-name="T94">.</text:span></text:p>
      <text:p text:style-name="P85"><text:span text:style-name="T94">B</text:span><text:span text:style-name="T92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9">ABNT: Associação Brasileira de Normas Técnicas<text:line-break/>abnTeX: ABsurdas Normas para TeX</text:p>
          </table:table-cell>
        </table:table-row>
      </table:table>
      <text:p text:style-name="P84"/>
      <text:p text:style-name="P86"><draw:frame draw:style-name="fr1" draw:name="Figura18" text:anchor-type="as-char" svg:width="10.636cm" svg:height="3.286cm" draw:z-index="17"><draw:image xlink:href="../imagens/configuracao/lista-siglas.png" xlink:type="simple" xlink:show="embed" xlink:actuate="onLoad"/></draw:frame></text:p>
      <text:p text:style-name="P78">Segundo ABNT NBR 14724:2011 (4.2.1.11), a lista de siglas ou abreviaturas <text:span text:style-name="T16">é </text:span><text:span text:style-name="T2">opciona</text:span><text:span text:style-name="T17">l</text:span>.</text:p>
      <text:h text:style-name="P161" text:outline-level="1"><text:bookmark-start text:name="__RefHeading___Toc2301_929134249"/><text:span text:style-name="T1">Lista de </text:span><text:alphabetical-index-mark-start text:id="IMark149970984" text:key1="Lista"/><text:span text:style-name="T1">Símbolos</text:span><text:alphabetical-index-mark-end text:id="IMark149970984"/><text:span text:style-name="T1"> </text:span>(opcional)<text:bookmark-end text:name="__RefHeading___Toc2301_929134249"/></text:h>
      <text:p text:style-name="P12">Escreva <text:span text:style-name="T115">seus símbolos</text:span> <text:span text:style-name="T106">ou copie e cole do exemplo</text:span>:</text:p>
      <text:p text:style-name="P12"><draw:control text:anchor-type="as-char" draw:z-index="18" draw:name="Forma7" draw:style-name="gr2" draw:text-style-name="P185" svg:width="19cm" svg:height="12.33cm" draw:control="control33"/></text:p>
      <text:p text:style-name="P83"><text:span text:style-name="T2">Exemplo</text:span>:</text:p>
      <text:p text:style-name="P82"><text:span text:style-name="T98">O</text:span><text:span text:style-name="T94">s dois pontos </text:span><text:span text:style-name="T98">(</text:span><text:span text:style-name="T94">“:”</text:span><text:span text:style-name="T98">)</text:span><text:span text:style-name="T94"> deve</text:span><text:span text:style-name="T95">rá</text:span><text:span text:style-name="T94"> separar </text:span><text:span text:style-name="T97">o símbolo </text:span><text:span text:style-name="T94">de sua </text:span><text:span text:style-name="T96">definição</text:span><text:span text:style-name="T94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7">Gamma: Letra grega Gama<text:line-break/>Lambda: Lambda<text:line-break/>zeta: Letra grega minúscula zeta<text:line-break/>in: Pertence</text:p>
          </table:table-cell>
        </table:table-row>
      </table:table>
      <text:p text:style-name="P91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6">Ou digite </text:span><text:span text:style-name="Source_20_Text"><text:span text:style-name="T116">texdoc symbols</text:span></text:span><text:span text:style-name="T116"> no terminal.</text:span></text:p>
      <text:p text:style-name="P90"><draw:frame draw:style-name="fr1" draw:name="Figura6" text:anchor-type="as-char" svg:width="9.23cm" svg:height="4.304cm" draw:z-index="22"><draw:image xlink:href="../imagens/configuracao/lista-simbolos.png" xlink:type="simple" xlink:show="embed" xlink:actuate="onLoad"/></draw:frame></text:p>
      <text:h text:style-name="P151" text:outline-level="1"><text:bookmark-start text:name="__RefHeading___Toc3236_1800853931"/><text:soft-page-break/>Listas de Tabelas e Ilustrações <text:span text:style-name="T117">(opcionais)</text:span><text:bookmark-end text:name="__RefHeading___Toc3236_1800853931"/></text:h>
      <text:p text:style-name="P20">Caso deseje uma lista de <text:alphabetical-index-mark-start text:id="IMark82599256" text:key1="Lista"/>ilustrações<text:alphabetical-index-mark-end text:id="IMark82599256"/>, selecione abaixo:</text:p>
      <text:p text:style-name="P19"><draw:control text:anchor-type="as-char" draw:z-index="47" draw:name="Forma3" draw:style-name="gr2" draw:text-style-name="P184" svg:width="18.874cm" svg:height="1.819cm" draw:control="control30"/></text:p>
      <text:p text:style-name="P20">Caso deseje uma lista de <text:alphabetical-index-mark-start text:id="IMark139718056" text:key1="Lista"/>tabelas<text:alphabetical-index-mark-end text:id="IMark139718056"/>, selecione abaixo:</text:p>
      <text:p text:style-name="P21"><draw:control text:anchor-type="as-char" draw:z-index="21" draw:name="Forma3" draw:style-name="gr2" draw:text-style-name="P184" svg:width="18.874cm" svg:height="1.819cm" draw:control="control31"/></text:p>
      <text:h text:style-name="P152" text:outline-level="1"><text:bookmark-start text:name="__RefHeading___Toc1294_2135529741"/><text:alphabetical-index-mark-start text:id="IMark149897992"/>Dedicatória<text:alphabetical-index-mark-end text:id="IMark149897992"/><text:span text:style-name="T117"> (opcional)</text:span><text:bookmark-end text:name="__RefHeading___Toc1294_2135529741"/></text:h>
      <text:p text:style-name="P5">Escreva sua dedicatória <text:span text:style-name="T107">ou copie do exemplo</text:span>:</text:p>
      <text:p text:style-name="P61"><draw:control text:anchor-type="as-char" svg:y="-3.062cm" draw:z-index="49" draw:name="Forma7" draw:style-name="gr3" draw:text-style-name="P185" svg:width="19cm" svg:height="8.123cm" draw:control="control19"/></text:p>
      <text:p text:style-name="P73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7">A Deus, pela graça de ter me permitido concluir este trabalho. A todos que de alguma forma estiveram e estão próximos de mim, fazendo esta vida valer cada vez mais.</text:p>
            <text:p text:style-name="P107"/>
            <text:p text:style-name="P107">*Dedicado às crianças adultas que,\</text:p>
            <text:p text:style-name="P107">quando pequenas,<text:span text:style-name="T100">\</text:span></text:p>
            <text:p text:style-name="P107">sonharam em ser cientistas.*</text:p>
          </table:table-cell>
        </table:table-row>
      </table:table>
      <text:p text:style-name="P73"><text:span text:style-name="T8">Quebra de linha</text:span><text:span text:style-name="T101">: </text:span>O ‘\’ ao final da linha força uma quebra de linha.</text:p>
      <text:p text:style-name="P65">A Dedicatória é uma <text:span text:style-name="T2">elemento sem título</text:span> (ABNT NBR 14724:2011, 5.2.4). </text:p>
      <text:p text:style-name="P62"><draw:frame draw:style-name="fr1" draw:name="Figura15" text:anchor-type="as-char" svg:width="7.902cm" svg:height="2.574cm" draw:z-index="54"><draw:image xlink:href="../imagens/configuracao/dedicatoria.png" xlink:type="simple" xlink:show="embed" xlink:actuate="onLoad"/></draw:frame></text:p>
      <text:p text:style-name="P72"/>
      <text:h text:style-name="P153" text:outline-level="1"><text:bookmark-start text:name="__RefHeading___Toc1398_503163630"/><text:soft-page-break/><text:alphabetical-index-mark-start text:id="IMark151034456" text:main-entry="true"/>Agradecimentos<text:alphabetical-index-mark-end text:id="IMark151034456"/><text:span text:style-name="T117"> (opcional)</text:span><text:bookmark-end text:name="__RefHeading___Toc1398_503163630"/></text:h>
      <text:p text:style-name="P6">Escreva os agradecimentos <text:span text:style-name="T106">ou copie e cole do exemplo</text:span>:</text:p>
      <text:p text:style-name="P68"><draw:control text:anchor-type="as-char" svg:y="-3.062cm" draw:z-index="23" draw:name="Forma7" draw:style-name="gr3" draw:text-style-name="P186" svg:width="19cm" svg:height="8.123cm" draw:control="control20"/></text:p>
      <text:p text:style-name="P71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5">Os agradecimentos principais são para o meu orientado<text:span text:style-name="T105">r</text:span>, Fulano de tal, as colegas de pesquisa A, B e C. Aos funcionários do laboratório D, E e F, etc.</text:p>
            <text:p text:style-name="P106"/>
          </table:table-cell>
        </table:table-row>
      </table:table>
      <text:p text:style-name="P71"/>
      <text:p text:style-name="P66"><text:span text:style-name="T102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2">4.2.1.5 e </text:span>5.2.<text:span text:style-name="T102">3</text:span>). </text:p>
      <text:p text:style-name="P63"><draw:frame draw:style-name="fr1" draw:name="Figura16" text:anchor-type="as-char" svg:width="12.922cm" svg:height="3.567cm" draw:z-index="30"><draw:image xlink:href="../imagens/configuracao/agradecimentos.png" xlink:type="simple" xlink:show="embed" xlink:actuate="onLoad"/></draw:frame></text:p>
      <text:p text:style-name="P69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1">Se você não sabe qual a contribuição que a pessoa realizou, provavelmente ela não deverá está nos agradecimentos (talvez prefira homenageá-la na dedicatória)</text:span><text:span text:style-name="T26">. </text:span></text:p>
      <text:h text:style-name="P162" text:outline-level="1"><text:bookmark-start text:name="__RefHeading___Toc1502_1496620900"/><text:alphabetical-index-mark-start text:id="IMark149954472" text:main-entry="true"/><text:alphabetical-index-mark-start text:id="IMark149966312"/>Epígrafe<text:alphabetical-index-mark-end text:id="IMark149966312"/> <text:alphabetical-index-mark-end text:id="IMark149954472"/><text:span text:style-name="T117">(opcional)</text:span><text:bookmark-end text:name="__RefHeading___Toc1502_1496620900"/></text:h>
      <text:p text:style-name="P13"><text:a xlink:type="simple" xlink:href="http://www.google.com.br/search?q=sugestão+epígrafe" text:style-name="Internet_20_link" text:visited-style-name="Visited_20_Internet_20_Link"><text:span text:style-name="T104">Consulte aqui sugestões para escrever sua Epígrafe!</text:span></text:a></text:p>
      <text:p text:style-name="P7"><text:span text:style-name="T103">Caso deseje uma epígrafe, digite</text:span> <text:span text:style-name="T108">ou copie e cole do exemplo</text:span>:</text:p>
      <text:p text:style-name="P70"><draw:control text:anchor-type="as-char" svg:y="-3.062cm" draw:z-index="24" draw:name="Forma7" draw:style-name="gr3" draw:text-style-name="P187" svg:width="19cm" svg:height="8.123cm" draw:control="control21"/></text:p>
      <text:p text:style-name="P74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9">*"Não vos amoldeis às estruturas deste mundo, \</text:p>
            <text:p text:style-name="P109">mas transformai-vos pela renovação da mente, \</text:p>
            <text:p text:style-name="P109">a fim de distinguir qual é a vontade de Deus: \</text:p>
            <text:p text:style-name="P109">o que é bom, o que Lhe é agradável, o que é perfeito."\</text:p>
            <text:p text:style-name="P109">(Bíblia Sagrada, Romanos 12, 2)* </text:p>
            <text:p text:style-name="P108"/>
          </table:table-cell>
        </table:table-row>
      </table:table>
      <text:p text:style-name="P14"/>
      <text:p text:style-name="P67"><text:span text:style-name="T103">A epígrafe é um</text:span> <text:span text:style-name="T2">elemento </text:span><text:span text:style-name="T10">OPCIONAL e SEM título</text:span><text:span text:style-name="T9"> </text:span>(ABNT NBR 14724:2011, <text:span text:style-name="T102">4.2.1.6 e </text:span>5.2.<text:span text:style-name="T103">4</text:span>).</text:p>
      <text:p text:style-name="P64"><draw:frame draw:style-name="fr1" draw:name="Figura17" text:anchor-type="as-char" svg:width="8.382cm" svg:height="2.716cm" draw:z-index="25"><draw:image xlink:href="../imagens/configuracao/epigrafe.png" xlink:type="simple" xlink:show="embed" xlink:actuate="onLoad"/></draw:frame></text:p>
      <text:h text:style-name="P154" text:outline-level="1"><text:bookmark-start text:name="__RefHeading___Toc1991_208519166"/>Ficha catalográfica <text:span text:style-name="T117">(obrigatória)</text:span><text:bookmark-end text:name="__RefHeading___Toc1991_208519166"/></text:h>
      <text:p text:style-name="P95"><text:span text:style-name="T86">A versão final do trabalho deve incluir uma </text:span>filha catalográfica<text:span text:style-name="T86"> </text:span><text:span text:style-name="T7">no verso da folha de rosto</text:span><text:span text:style-name="T86"> (</text:span>ABNT NBR 14724:2011, <text:span text:style-name="T86">4.2.1.1.2). </text:span>A ficha catalográfica costuma ser elaborada pela(o) bibliotecária(o) da instituição. <text:span text:style-name="T86">Você precisará salvar a ficha catalográfica que recebeu </text:span><text:span text:style-name="T90">dentro da pasta imagens</text:span><text:span text:style-name="T29">, nomeada </text:span><text:span text:style-name="T42">exatamente</text:span><text:span text:style-name="T29"> como: </text:span><text:span text:style-name="T90">ficha-catalografica.pdf</text:span></text:p>
      <text:p text:style-name="P94"><text:span text:style-name="T21">Selecione a opção “</text:span><text:span text:style-name="T39">Incluir ficha catalográfica</text:span><text:span text:style-name="T21">” abaixo para incluir o arquivo no seu trabalho:</text:span></text:p>
      <text:p text:style-name="P26"><draw:control text:anchor-type="as-char" draw:z-index="27" draw:name="Forma11" draw:style-name="gr1" draw:text-style-name="P183" svg:width="16.999cm" svg:height="1.235cm" draw:control="control38"/></text:p>
      <text:p text:style-name="P94"><text:span text:style-name="T2">NOTE</text:span>: Caso tenha recebido-a como arquivo do Word, salve-a como PDF.</text:p>
      <text:h text:style-name="P155" text:outline-level="1"><text:bookmark-start text:name="__RefHeading___Toc547_188003687"/><text:soft-page-break/><text:alphabetical-index-mark-start text:id="IMark149903304" text:main-entry="true"/>Folha de aprovação<text:alphabetical-index-mark-end text:id="IMark149903304"/> <text:span text:style-name="T117">(obrigatório)</text:span><text:bookmark-end text:name="__RefHeading___Toc547_188003687"/></text:h>
      <text:p text:style-name="P34"><text:bookmark-start text:name="__RefHeading___Toc551_188003687"/><draw:frame draw:style-name="fr1" draw:name="Figura3" text:anchor-type="as-char" svg:width="6.062cm" svg:height="8.886cm" draw:z-index="29"><draw:image xlink:href="../imagens/configuracao/folha-de-aprovacao.png" xlink:type="simple" xlink:show="embed" xlink:actuate="onLoad"/></draw:frame><text:bookmark-end text:name="__RefHeading___Toc551_188003687"/></text:p>
      <text:p text:style-name="P49">A folha de aprovação possui três peculiaridades:</text:p>
      <text:list xml:id="list8169721466743254858" text:style-name="L3">
        <text:list-item>
          <text:p text:style-name="P140">Ela precisará ser escaneada e incluída no trabalho com as assinaturas dos professores. <text:span text:style-name="T68">(ABNT NBR 14724:2011, 4.2.1.3 Folha de aprovação).</text:span></text:p>
        </text:list-item>
        <text:list-item>
          <text:p text:style-name="P141">Ela não pode ser gerada enquanto não houver uma definição da Banca Examinadora e data da apresentação.</text:p>
        </text:list-item>
        <text:list-item>
          <text:p text:style-name="P141">Você não precisa se preocupar com ela durante a elaboração do seu trabalho.</text:p>
        </text:list-item>
      </text:list>
      <text:h text:style-name="P171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31" draw:name="Forma11" draw:style-name="gr1" draw:text-style-name="P184" svg:width="18.938cm" svg:height="1.235cm" draw:control="control10"/></text:p>
      <text:p text:style-name="P49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28" draw:name="Forma10" draw:style-name="gr2" draw:text-style-name="P184" svg:width="2.878cm" svg:height="0.849cm" draw:control="control6"/> <text:span text:style-name="T55">Mês: </text:span><text:span text:style-name="T55"><draw:control text:anchor-type="as-char" draw:z-index="52" draw:name="Forma11" draw:style-name="gr2" draw:text-style-name="P183" svg:width="6.398cm" svg:height="0.907cm" draw:control="control7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6">Nome do Professor Avaliador 1:<text:line-break/><draw:control text:anchor-type="as-char" draw:z-index="33" draw:name="Forma1" draw:style-name="gr2" draw:text-style-name="P184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6">Nome do Professor Avaliador 2:<text:line-break/><draw:control text:anchor-type="as-char" draw:z-index="34" draw:name="Forma1" draw:style-name="gr2" draw:text-style-name="P184" svg:width="18.85cm" svg:height="0.757cm" draw:control="control9"/></text:p>
      <text:h text:style-name="P179" text:outline-level="3"><text:bookmark-start text:name="__RefHeading___Toc1375_1300869590"/><text:soft-page-break/>Avaliador3<text:bookmark-end text:name="__RefHeading___Toc1375_1300869590"/></text:h>
      <text:p text:style-name="P59">A maioria das bancas possui <text:span text:style-name="T31">apenas dois avaliadores</text:span>, caso tenha um terceiro preencha a seguir:<text:line-break/><draw:control text:anchor-type="as-char" draw:z-index="32" draw:name="Forma1" draw:style-name="gr2" draw:text-style-name="P184" svg:width="18.968cm" svg:height="0.757cm" draw:control="control11"/></text:p>
      <text:h text:style-name="P172" text:outline-level="2"><text:bookmark-start text:name="__RefHeading___Toc791_188003687"/>Utilizar folha de aprovação escaneada<text:bookmark-end text:name="__RefHeading___Toc791_188003687"/></text:h>
      <text:p text:style-name="P52">Após a apresentação do trabalho, será necessário escanear e incluir a folha de aprovação com as assinaturas dos professores da Banca Examinadora.</text:p>
      <text:p text:style-name="P56"><text:span text:style-name="T91">Salve a folha no </text:span><text:span text:style-name="T92">diretório imagens</text:span><text:span text:style-name="T91"> com o nome </text:span><text:span text:style-name="T93">folha-de-aprovacao-escaneada</text:span><text:span text:style-name="T92">.pdf</text:span><text:span text:style-name="T91"> e habilite a opção “</text:span><text:span text:style-name="T99">Utilizar folha de aprovação escaneada” no início da seção.</text:span><text:span text:style-name="T58"> Na próxima geração do documento, ela será incluída no trabalho.</text:span></text:p>
      <text:h text:style-name="P156" text:outline-level="1"><text:bookmark-start text:name="__RefHeading___Toc553_188003687"/><text:alphabetical-index-mark-start text:id="IMark149954472" text:main-entry="true"/>Errata<text:alphabetical-index-mark-end text:id="IMark149954472"/> <text:span text:style-name="T119">(opcional)</text:span><text:bookmark-end text:name="__RefHeading___Toc553_188003687"/></text:h>
      <text:p text:style-name="P88">Caso deseje utilizar uma errata, habilite a caixa abaixo e edite o arquivo <text:span text:style-name="T5">errata.md</text:span> <text:span text:style-name="T52">corrigindo os erros do trabalho</text:span>.</text:p>
      <text:p text:style-name="P22"><draw:control text:anchor-type="as-char" draw:z-index="53" draw:name="Forma3" draw:style-name="gr2" draw:text-style-name="P183" svg:width="18.874cm" svg:height="1.819cm" draw:control="control34"/></text:p>
      <text:p text:style-name="P89"><text:span text:style-name="T6">NOTE</text:span><text:span text:style-name="T53">: A Errata só será gerada se a caixa acima estiver habilitada.</text:span></text:p>
      <text:p text:style-name="P45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9">A aranha arranha a rã. A rã arranha a aranha. **Nem a aranha arranha a rã**. Nem a rã arranha a aranha.</text:p>
            <text:p text:style-name="P129"/>
            <text:p text:style-name="P129">Folha| Linha| Onde se lê <text:s text:c="4"/>| Leia-se</text:p>
            <text:p text:style-name="P129">-----|------|----------------|----------------</text:p>
            <text:p text:style-name="P129">10 <text:s text:c="2"/>|12 <text:s text:c="3"/>|aranhaarranha <text:s text:c="2"/>| aranha arranha</text:p>
          </table:table-cell>
        </table:table-row>
      </table:table>
      <text:p text:style-name="P60"/>
      <text:p text:style-name="P43">A errata é um elemento <text:span text:style-name="T50">opcional, veja um exemplo abaixo:</text:span></text:p>
      <text:p text:style-name="P42"/>
      <text:p text:style-name="P42"><draw:frame draw:style-name="fr1" draw:name="Figura1" text:anchor-type="as-char" svg:width="13.353cm" svg:height="4.86cm" draw:z-index="35"><draw:image xlink:href="../imagens/configuracao/errata.png" xlink:type="simple" xlink:show="embed" xlink:actuate="onLoad"/></draw:frame></text:p>
      <text:p text:style-name="P44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9-05T15:19:03.602238025</dc:date>
    <meta:editing-duration>P1DT2H26M</meta:editing-duration>
    <meta:editing-cycles>369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8" meta:paragraph-count="290" meta:word-count="2044" meta:character-count="13008" meta:non-whitespace-character-count="11187"/>
  </office:meta>
</office:document-meta>
</file>